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3acf"/>
    </style:style>
    <style:style style:name="P2" style:family="paragraph" style:parent-style-name="Standard">
      <style:text-properties style:font-name="Calibri" officeooo:paragraph-rsid="000a3acf"/>
    </style:style>
    <style:style style:name="P3" style:family="paragraph" style:parent-style-name="Standard">
      <style:paragraph-properties fo:text-align="start" style:justify-single-word="false"/>
      <style:text-properties style:font-name="Calibri" fo:font-style="normal" fo:font-weight="bold" officeooo:rsid="000b4496" officeooo:paragraph-rsid="000b4496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tyle="normal" fo:font-weight="bold" officeooo:rsid="000b4496" officeooo:paragraph-rsid="000b4496" fo:background-color="#ffff9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tyle="normal" fo:font-weight="bold" officeooo:rsid="000b4496" officeooo:paragraph-rsid="000a3acf" fo:background-color="#ffff99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tyle="normal" fo:font-weight="bold" officeooo:rsid="000b4496" officeooo:paragraph-rsid="000b4496" fo:background-color="#66ffff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tyle="normal" fo:font-weight="bold" officeooo:rsid="000b4496" officeooo:paragraph-rsid="000b4496" fo:background-color="#99ff66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Calibri" officeooo:paragraph-rsid="000a3acf" fo:background-color="transparent"/>
    </style:style>
    <style:style style:name="P9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0b4496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0b4496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T1" style:family="text">
      <style:text-properties fo:color="#00000a" fo:font-size="11pt" fo:language="de" fo:country="DE" fo:font-weight="normal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2" style:family="text">
      <style:text-properties fo:color="#00000a" fo:font-size="11pt" fo:language="de" fo:country="DE" fo:font-weight="normal" officeooo:rsid="002df1d2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3" style:family="text">
      <style:text-properties fo:color="#00000a" fo:font-size="11pt" fo:language="de" fo:country="DE" fo:font-weight="normal" officeooo:rsid="002df1d2" fo:background-color="#ffff99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4" style:family="text">
      <style:text-properties fo:color="#00000a" fo:font-size="11pt" fo:language="de" fo:country="DE" fo:font-weight="normal" officeooo:rsid="002df1d2" fo:background-color="transparent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5" style:family="text">
      <style:text-properties fo:color="#00000a" fo:font-size="11pt" fo:language="de" fo:country="DE" fo:font-weight="normal" officeooo:rsid="002df1d2" fo:background-color="#66ffff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6" style:family="text">
      <style:text-properties fo:color="#00000a" fo:font-size="11pt" fo:language="de" fo:country="DE" fo:font-weight="normal" officeooo:rsid="002df1d2" fo:background-color="#99ff66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7" style:family="text">
      <style:text-properties fo:color="#00000a" fo:font-size="11pt" fo:language="de" fo:country="DE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8" style:family="text">
      <style:text-properties fo:color="#00000a" fo:font-size="11pt" fo:language="de" fo:country="DE" officeooo:rsid="000b627c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9" style:family="text">
      <style:text-properties fo:color="#00000a" fo:font-size="11pt" fo:language="de" fo:country="DE" officeooo:rsid="001e0c75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0" style:family="text">
      <style:text-properties fo:color="#00000a" fo:font-size="11pt" fo:language="de" fo:country="DE" officeooo:rsid="001ea931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1" style:family="text">
      <style:text-properties fo:color="#00000a" fo:font-size="11pt" fo:language="de" fo:country="DE" officeooo:rsid="001f03ba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2" style:family="text">
      <style:text-properties fo:color="#00000a" fo:font-size="11pt" fo:language="de" fo:country="DE" officeooo:rsid="001fc43f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3" style:family="text">
      <style:text-properties fo:color="#00000a" fo:font-size="11pt" fo:language="de" fo:country="DE" officeooo:rsid="00209c82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4" style:family="text">
      <style:text-properties fo:color="#00000a" fo:font-size="11pt" fo:language="de" fo:country="DE" officeooo:rsid="00210cea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5" style:family="text">
      <style:text-properties fo:color="#00000a" fo:font-size="11pt" fo:language="de" fo:country="DE" officeooo:rsid="00214734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6" style:family="text">
      <style:text-properties fo:color="#00000a" fo:font-size="11pt" fo:language="de" fo:country="DE" officeooo:rsid="00232b4c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7" style:family="text">
      <style:text-properties fo:color="#00000a" fo:font-size="11pt" fo:language="de" fo:country="DE" officeooo:rsid="00245433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8" style:family="text">
      <style:text-properties fo:color="#00000a" fo:font-size="11pt" fo:language="de" fo:country="DE" officeooo:rsid="0025a59a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9" style:family="text">
      <style:text-properties fo:color="#00000a" fo:font-size="11pt" fo:language="de" fo:country="DE" officeooo:rsid="00269932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0" style:family="text">
      <style:text-properties fo:color="#00000a" fo:font-size="11pt" fo:language="de" fo:country="DE" officeooo:rsid="00275676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1" style:family="text">
      <style:text-properties fo:color="#00000a" fo:font-size="11pt" fo:language="de" fo:country="DE" officeooo:rsid="00286d9b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2" style:family="text">
      <style:text-properties fo:color="#00000a" fo:font-size="11pt" fo:language="de" fo:country="DE" officeooo:rsid="002af362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3" style:family="text">
      <style:text-properties fo:color="#00000a" fo:font-size="11pt" fo:language="de" fo:country="DE" officeooo:rsid="002bc154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4" style:family="text">
      <style:text-properties fo:color="#00000a" fo:font-size="11pt" fo:language="de" fo:country="DE" officeooo:rsid="002c19b1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5" style:family="text">
      <style:text-properties fo:color="#00000a" fo:font-size="11pt" fo:language="de" fo:country="DE" fo:background-color="#66ffff" loext:char-shading-value="0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6" style:family="text">
      <style:text-properties fo:color="#00000a" style:font-name="Calibri" fo:font-size="11pt" fo:language="de" fo:country="DE" fo:font-style="normal" fo:font-weight="bold" officeooo:rsid="000b4496" fo:background-color="#66ffff" loext:char-shading-value="0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T27" style:family="text">
      <style:text-properties fo:color="#365f91" style:font-name="Cambria" fo:font-size="14pt" fo:language="en" fo:country="US" fo:font-weight="bold" style:font-name-asian="Droid Sans Fallback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  <style:style style:name="T28" style:family="text">
      <style:text-properties fo:color="#365f91" fo:font-size="14pt" fo:language="en" fo:country="US" fo:font-weight="bold" style:font-name-asian="Droid Sans Fallback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7">Bytecodes</text:span></text:p>
      <text:p text:style-name="P2"><text:span text:style-name="T28"/></text:p>
      <text:p text:style-name="P2"><text:span text:style-name="T1">Folgende Liste umfasst alle auf dem EV3 implementierten ByteCodes. </text:span></text:p>
      <text:p text:style-name="P2"><text:span text:style-name="T1"><text:tab/>→</text:span><text:span text:style-name="T2"> </text:span><text:span text:style-name="T3">Gelb:</text:span><text:span text:style-name="T4"> <text:s/>in Bytecodes.h definiert</text:span></text:p>
      <text:p text:style-name="P8"><text:span text:style-name="T2"><text:tab/>→ </text:span><text:span text:style-name="T5">Blau:</text:span><text:span text:style-name="T2"> <text:s/>in Command.h deklariert</text:span></text:p>
      <text:p text:style-name="P8"><text:span text:style-name="T2"><text:tab/>→ </text:span><text:span text:style-name="T6">Grün:</text:span><text:span text:style-name="T2"> in Brick.h deklariert (und so auf User-Ebene verfügbar) </text:span></text:p>
      <text:p text:style-name="P2"/>
      <text:p text:style-name="P4"><text:span text:style-name="T7"><text:s text:c="2"/>opERROR <text:s text:c="20"/>= 0x00, // <text:s text:c="5"/>0000</text:span></text:p>
      <text:p text:style-name="P6"><text:span text:style-name="T7"><text:s text:c="2"/>opNOP <text:s text:c="22"/>= 0x01, // <text:s text:c="5"/>0001</text:span></text:p>
      <text:p text:style-name="P4"><text:span text:style-name="T7"><text:s text:c="2"/>opPROGRAM_STOP <text:s text:c="13"/>= 0x02, // <text:s text:c="5"/>0010</text:span></text:p>
      <text:p text:style-name="P4"><text:span text:style-name="T7"><text:s text:c="2"/>opPROGRAM_START <text:s text:c="12"/>= 0x03, // <text:s text:c="5"/>0011</text:span></text:p>
      <text:p text:style-name="P4"><text:span text:style-name="T7"><text:s text:c="2"/>opOBJECT_STOP <text:s text:c="14"/>= 0x04, // <text:s text:c="5"/>0100</text:span></text:p>
      <text:p text:style-name="P4"><text:span text:style-name="T7"><text:s text:c="2"/>opOBJECT_START <text:s text:c="13"/>= 0x05, // <text:s text:c="5"/>0101</text:span></text:p>
      <text:p text:style-name="P4"><text:span text:style-name="T7"><text:s text:c="2"/>opOBJECT_TRIG <text:s text:c="14"/>= 0x06, // <text:s text:c="5"/>0110</text:span></text:p>
      <text:p text:style-name="P4"><text:span text:style-name="T7"><text:s text:c="2"/>opOBJECT_WAIT <text:s text:c="14"/>= 0x07, // <text:s text:c="5"/>0111</text:span></text:p>
      <text:p text:style-name="P4"><text:span text:style-name="T7"><text:s text:c="2"/>opRETURN <text:s text:c="19"/>= 0x08, // <text:s text:c="5"/>1000</text:span></text:p>
      <text:p text:style-name="P4"><text:span text:style-name="T7"><text:s text:c="2"/>opCALL <text:s text:c="21"/>= 0x09, // <text:s text:c="5"/>1001</text:span></text:p>
      <text:p text:style-name="P4"><text:span text:style-name="T7"><text:s text:c="2"/></text:span><text:span text:style-name="T25">opOBJECT_END <text:s text:c="15"/>= 0x0A, // <text:s text:c="5"/>1010</text:span></text:p>
      <text:p text:style-name="P4"><text:span text:style-name="T7"><text:s text:c="2"/>opSLEEP <text:s text:c="20"/>= 0x0B, // <text:s text:c="5"/>1011</text:span></text:p>
      <text:p text:style-name="P4"><text:span text:style-name="T7"><text:s text:c="2"/>opPROGRAM_INFO <text:s text:c="13"/>= 0x0C, // <text:s text:c="5"/>1100</text:span></text:p>
      <text:p text:style-name="P4"><text:span text:style-name="T7"><text:s text:c="2"/>opLABEL <text:s text:c="20"/>= 0x0D, // <text:s text:c="5"/>1101</text:span></text:p>
      <text:p text:style-name="P4"><text:span text:style-name="T7"><text:s text:c="2"/>opPROBE <text:s text:c="20"/>= 0x0E, // <text:s text:c="5"/>1110</text:span></text:p>
      <text:p text:style-name="P4"><text:span text:style-name="T7"><text:s text:c="2"/>opDO <text:s text:c="23"/>= 0x0F, // <text:s text:c="5"/>1111</text:span></text:p>
      <text:p text:style-name="P4"><text:span text:style-name="T7"></text:span></text:p>
      <text:p text:style-name="P3"><text:span text:style-name="T7">// </text:span><text:span text:style-name="T9">MATH</text:span></text:p>
      <text:p text:style-name="P3"><text:span text:style-name="T7">// <text:s text:c="39"/>0001....</text:span></text:p>
      <text:p text:style-name="P3"><text:span text:style-name="T7">// <text:s text:c="19"/>ADD <text:s text:c="20"/>00..</text:span></text:p>
      <text:p text:style-name="P3"><text:span text:style-name="T7"><text:s text:c="2"/>opADD8 <text:s text:c="21"/>= 0x10, // <text:s text:c="7"/>00</text:span></text:p>
      <text:p text:style-name="P3"><text:span text:style-name="T7"><text:s text:c="2"/>opADD16 <text:s text:c="20"/>= 0x11, // <text:s text:c="7"/>01</text:span></text:p>
      <text:p text:style-name="P3"><text:span text:style-name="T7"><text:s text:c="2"/>opADD32 <text:s text:c="20"/>= 0x12, // <text:s text:c="7"/>10</text:span></text:p>
      <text:p text:style-name="P3"><text:span text:style-name="T7"><text:s text:c="2"/>opADDF <text:s text:c="21"/>= 0x13, // <text:s text:c="7"/>11</text:span></text:p>
      <text:p text:style-name="P3"><text:span text:style-name="T7">// <text:s text:c="19"/>SUB <text:s text:c="20"/>01..</text:span></text:p>
      <text:p text:style-name="P3"><text:span text:style-name="T7"><text:s text:c="2"/>opSUB8 <text:s text:c="21"/>= 0x14, // <text:s text:c="7"/>00</text:span></text:p>
      <text:p text:style-name="P3"><text:span text:style-name="T7"><text:s text:c="2"/>opSUB16 <text:s text:c="20"/>= 0x15, // <text:s text:c="7"/>01</text:span></text:p>
      <text:p text:style-name="P3"><text:span text:style-name="T7"><text:s text:c="2"/>opSUB32 <text:s text:c="20"/>= 0x16, // <text:s text:c="7"/>10</text:span></text:p>
      <text:p text:style-name="P3"><text:span text:style-name="T7"><text:s text:c="2"/>opSUBF <text:s text:c="21"/>= 0x17, // <text:s text:c="7"/>11</text:span></text:p>
      <text:p text:style-name="P3"><text:span text:style-name="T7">// <text:s text:c="19"/>MUL <text:s text:c="20"/>10..</text:span></text:p>
      <text:p text:style-name="P3"><text:span text:style-name="T7"><text:s text:c="2"/>opMUL8 <text:s text:c="21"/>= 0x18, // <text:s text:c="7"/>00</text:span></text:p>
      <text:p text:style-name="P3"><text:span text:style-name="T7"><text:s text:c="2"/>opMUL16 <text:s text:c="20"/>= 0x19, // <text:s text:c="7"/>01</text:span></text:p>
      <text:p text:style-name="P3"><text:span text:style-name="T7"><text:s text:c="2"/>opMUL32 <text:s text:c="20"/>= 0x1A, // <text:s text:c="7"/>10</text:span></text:p>
      <text:p text:style-name="P3"><text:span text:style-name="T7"><text:s text:c="2"/>opMULF <text:s text:c="21"/>= 0x1B, // <text:s text:c="7"/>11</text:span></text:p>
      <text:p text:style-name="P3"><text:span text:style-name="T7">// <text:s text:c="19"/>DIV <text:s text:c="20"/>11..</text:span></text:p>
      <text:p text:style-name="P3"><text:span text:style-name="T7"><text:s text:c="2"/>opDIV8 <text:s text:c="21"/>= 0x1C, // <text:s text:c="7"/>00</text:span></text:p>
      <text:p text:style-name="P3"><text:span text:style-name="T7"><text:s text:c="2"/>opDIV16 <text:s text:c="20"/>= 0x1D, // <text:s text:c="7"/>01</text:span></text:p>
      <text:p text:style-name="P3"><text:span text:style-name="T7"><text:s text:c="2"/>opDIV32 <text:s text:c="20"/>= 0x1E, // <text:s text:c="7"/>10</text:span></text:p>
      <text:p text:style-name="P3"><text:span text:style-name="T7"><text:s text:c="2"/>opDIVF <text:s text:c="21"/>= 0x1F, // <text:s text:c="7"/>11</text:span></text:p>
      <text:p text:style-name="P3"><text:span text:style-name="T7"></text:span></text:p>
      <text:p text:style-name="P3"><text:span text:style-name="T7">// <text:s/></text:span><text:span text:style-name="T9">LOGIC</text:span></text:p>
      <text:p text:style-name="P3"><text:span text:style-name="T7">// <text:s text:c="7"/>LOGIC <text:s text:c="26"/>0010....</text:span></text:p>
      <text:p text:style-name="P3"><text:span text:style-name="T7">// <text:s text:c="19"/>OR <text:s text:c="21"/>00..</text:span></text:p>
      <text:p text:style-name="P3"><text:span text:style-name="T7"><text:s text:c="2"/>opOR8 <text:s text:c="22"/>= 0x20, // <text:s text:c="7"/>00</text:span></text:p>
      <text:p text:style-name="P3"><text:span text:style-name="T7"><text:s text:c="2"/>opOR16 <text:s text:c="21"/>= 0x21, // <text:s text:c="7"/>01</text:span></text:p>
      <text:p text:style-name="P3"><text:span text:style-name="T7"><text:s text:c="2"/>opOR32 <text:s text:c="21"/>= 0x22, // <text:s text:c="7"/>10</text:span></text:p>
      <text:p text:style-name="P3"><text:span text:style-name="T7"></text:span></text:p>
      <text:p text:style-name="P3"><text:span text:style-name="T7">// <text:s text:c="19"/>AND <text:s text:c="20"/>01..</text:span></text:p>
      <text:p text:style-name="P3"><text:span text:style-name="T7"><text:s text:c="2"/>opAND8 <text:s text:c="21"/>= 0x24, // <text:s text:c="7"/>00</text:span></text:p>
      <text:p text:style-name="P3"><text:soft-page-break/><text:span text:style-name="T7"><text:s text:c="2"/>opAND16 <text:s text:c="20"/>= 0x25, // <text:s text:c="7"/>01</text:span></text:p>
      <text:p text:style-name="P3"><text:span text:style-name="T7"><text:s text:c="2"/>opAND32 <text:s text:c="20"/>= 0x26, // <text:s text:c="7"/>10</text:span></text:p>
      <text:p text:style-name="P3"><text:span text:style-name="T7"></text:span></text:p>
      <text:p text:style-name="P3"><text:span text:style-name="T7">// <text:s text:c="19"/>XOR <text:s text:c="20"/>10..</text:span></text:p>
      <text:p text:style-name="P3"><text:span text:style-name="T7"><text:s text:c="2"/>opXOR8 <text:s text:c="21"/>= 0x28, // <text:s text:c="7"/>00</text:span></text:p>
      <text:p text:style-name="P3"><text:span text:style-name="T7"><text:s text:c="2"/>opXOR16 <text:s text:c="20"/>= 0x29, // <text:s text:c="7"/>01</text:span></text:p>
      <text:p text:style-name="P3"><text:span text:style-name="T7"><text:s text:c="2"/>opXOR32 <text:s text:c="20"/>= 0x2A, // <text:s text:c="7"/>10</text:span></text:p>
      <text:p text:style-name="P3"><text:span text:style-name="T7"></text:span></text:p>
      <text:p text:style-name="P3"><text:span text:style-name="T7">// <text:s text:c="19"/>RL <text:s text:c="21"/>11..</text:span></text:p>
      <text:p text:style-name="P3"><text:span text:style-name="T7"><text:s text:c="2"/>opRL8 <text:s text:c="22"/>= 0x2C, // <text:s text:c="7"/>00</text:span></text:p>
      <text:p text:style-name="P3"><text:span text:style-name="T7"><text:s text:c="2"/>opRL16 <text:s text:c="21"/>= 0x2D, // <text:s text:c="7"/>01</text:span></text:p>
      <text:p text:style-name="P3"><text:span text:style-name="T7"><text:s text:c="2"/>opRL32 <text:s text:c="21"/>= 0x2E, // <text:s text:c="7"/>10</text:span></text:p>
      <text:p text:style-name="P3"><text:span text:style-name="T7"></text:span></text:p>
      <text:p text:style-name="P3"><text:span text:style-name="T7">// <text:s/></text:span><text:span text:style-name="T10">MOVE</text:span></text:p>
      <text:p text:style-name="P3"><text:span text:style-name="T7"><text:s text:c="2"/>opINIT_BYTES <text:s text:c="15"/>= 0x2F, // <text:s text:c="5"/>1111</text:span></text:p>
      <text:p text:style-name="P3"><text:span text:style-name="T7">// <text:s text:c="7"/>MOVE <text:s text:c="27"/>0011....</text:span></text:p>
      <text:p text:style-name="P3"><text:span text:style-name="T7">// <text:s text:c="19"/>MOVE8_ <text:s text:c="17"/>00..</text:span></text:p>
      <text:p text:style-name="P3"><text:span text:style-name="T7"><text:s text:c="2"/>opMOVE8_8 <text:s text:c="18"/>= 0x30, // <text:s text:c="7"/>00</text:span></text:p>
      <text:p text:style-name="P3"><text:span text:style-name="T7"><text:s text:c="2"/>opMOVE8_16 <text:s text:c="17"/>= 0x31, // <text:s text:c="7"/>01</text:span></text:p>
      <text:p text:style-name="P3"><text:span text:style-name="T7"><text:s text:c="2"/>opMOVE8_32 <text:s text:c="17"/>= 0x32, // <text:s text:c="7"/>10</text:span></text:p>
      <text:p text:style-name="P3"><text:span text:style-name="T7"><text:s text:c="2"/>opMOVE8_F <text:s text:c="18"/>= 0x33, // <text:s text:c="7"/>11</text:span></text:p>
      <text:p text:style-name="P3"><text:span text:style-name="T7">// <text:s text:c="19"/>MOVE16_ <text:s text:c="16"/>01..</text:span></text:p>
      <text:p text:style-name="P3"><text:span text:style-name="T7"><text:s text:c="2"/>opMOVE16_8 <text:s text:c="17"/>= 0x34, // <text:s text:c="7"/>00</text:span></text:p>
      <text:p text:style-name="P3"><text:span text:style-name="T7"><text:s text:c="2"/>opMOVE16_16 <text:s text:c="16"/>= 0x35, // <text:s text:c="7"/>01</text:span></text:p>
      <text:p text:style-name="P3"><text:span text:style-name="T7"><text:s text:c="2"/>opMOVE16_32 <text:s text:c="16"/>= 0x36, // <text:s text:c="7"/>10</text:span></text:p>
      <text:p text:style-name="P3"><text:span text:style-name="T7"><text:s text:c="2"/>opMOVE16_F <text:s text:c="17"/>= 0x37, // <text:s text:c="7"/>11</text:span></text:p>
      <text:p text:style-name="P3"><text:span text:style-name="T7">// <text:s text:c="19"/>MOVE32_ <text:s text:c="16"/>10..</text:span></text:p>
      <text:p text:style-name="P3"><text:span text:style-name="T7"><text:s text:c="2"/>opMOVE32_8 <text:s text:c="17"/>= 0x38, // <text:s text:c="7"/>00</text:span></text:p>
      <text:p text:style-name="P3"><text:span text:style-name="T7"><text:s text:c="2"/>opMOVE32_16 <text:s text:c="16"/>= 0x39, // <text:s text:c="7"/>01</text:span></text:p>
      <text:p text:style-name="P3"><text:span text:style-name="T7"><text:s text:c="2"/>opMOVE32_32 <text:s text:c="16"/>= 0x3A, // <text:s text:c="7"/>10</text:span></text:p>
      <text:p text:style-name="P3"><text:span text:style-name="T7"><text:s text:c="2"/>opMOVE32_F <text:s text:c="17"/>= 0x3B, // <text:s text:c="7"/>11</text:span></text:p>
      <text:p text:style-name="P3"><text:span text:style-name="T7">// <text:s text:c="19"/>MOVEF_ <text:s text:c="17"/>11..</text:span></text:p>
      <text:p text:style-name="P3"><text:span text:style-name="T7"><text:s text:c="2"/>opMOVEF_8 <text:s text:c="18"/>= 0x3C, // <text:s text:c="7"/>00</text:span></text:p>
      <text:p text:style-name="P3"><text:span text:style-name="T7"><text:s text:c="2"/>opMOVEF_16 <text:s text:c="17"/>= 0x3D, // <text:s text:c="7"/>01</text:span></text:p>
      <text:p text:style-name="P3"><text:span text:style-name="T7"><text:s text:c="2"/>opMOVEF_32 <text:s text:c="17"/>= 0x3E, // <text:s text:c="7"/>10</text:span></text:p>
      <text:p text:style-name="P3"><text:span text:style-name="T7"><text:s text:c="2"/>opMOVEF_F <text:s text:c="18"/>= 0x3F, // <text:s text:c="7"/>11</text:span></text:p>
      <text:p text:style-name="P3"><text:span text:style-name="T7"></text:span></text:p>
      <text:p text:style-name="P3"><text:span text:style-name="T7">// <text:s/></text:span><text:span text:style-name="T11">BRANCH</text:span></text:p>
      <text:p text:style-name="P3"><text:span text:style-name="T7">// <text:s text:c="7"/>BRANCH <text:s text:c="25"/>010000..</text:span></text:p>
      <text:p text:style-name="P3"><text:span text:style-name="T7"><text:s text:c="2"/>opJR <text:s text:c="23"/>= 0x40, // <text:s text:c="7"/>00</text:span></text:p>
      <text:p text:style-name="P3"><text:span text:style-name="T7"><text:s text:c="2"/>opJR_FALSE <text:s text:c="17"/>= 0x41, // <text:s text:c="7"/>01</text:span></text:p>
      <text:p text:style-name="P3"><text:span text:style-name="T7"><text:s text:c="2"/>opJR_TRUE <text:s text:c="18"/>= 0x42, // <text:s text:c="7"/>10</text:span></text:p>
      <text:p text:style-name="P3"><text:span text:style-name="T7"><text:s text:c="2"/>opJR_NAN <text:s text:c="19"/>= 0x43, // <text:s text:c="7"/>11</text:span></text:p>
      <text:p text:style-name="P3"><text:span text:style-name="T7"></text:span></text:p>
      <text:p text:style-name="P3"><text:span text:style-name="T7">// </text:span><text:span text:style-name="T12"><text:s/>COMPARE</text:span></text:p>
      <text:p text:style-name="P3"><text:span text:style-name="T7">// <text:s text:c="7"/>COMPARE <text:s text:c="24"/>010.....</text:span></text:p>
      <text:p text:style-name="P3"><text:span text:style-name="T7">// <text:s text:c="19"/>CP_LT <text:s text:c="17"/>001..</text:span></text:p>
      <text:p text:style-name="P3"><text:span text:style-name="T7"><text:s text:c="2"/>opCP_LT8 <text:s text:c="19"/>= 0x44, // <text:s text:c="7"/>00</text:span></text:p>
      <text:p text:style-name="P3"><text:span text:style-name="T7"><text:s text:c="2"/>opCP_LT16 <text:s text:c="18"/>= 0x45, // <text:s text:c="7"/>01</text:span></text:p>
      <text:p text:style-name="P3"><text:span text:style-name="T7"><text:s text:c="2"/>opCP_LT32 <text:s text:c="18"/>= 0x46, // <text:s text:c="7"/>10</text:span></text:p>
      <text:p text:style-name="P4"><text:span text:style-name="T7"><text:s text:c="2"/>opCP_LTF <text:s text:c="19"/>= 0x47, // <text:s text:c="7"/>11</text:span></text:p>
      <text:p text:style-name="P3"><text:span text:style-name="T7">// <text:s text:c="19"/>CP_GT <text:s text:c="17"/>010..</text:span></text:p>
      <text:p text:style-name="P3"><text:span text:style-name="T7"><text:s text:c="2"/>opCP_GT8 <text:s text:c="19"/>= 0x48, // <text:s text:c="7"/>00</text:span></text:p>
      <text:p text:style-name="P3"><text:span text:style-name="T7"><text:s text:c="2"/>opCP_GT16 <text:s text:c="18"/>= 0x49, // <text:s text:c="7"/>01</text:span></text:p>
      <text:p text:style-name="P3"><text:span text:style-name="T7"><text:s text:c="2"/>opCP_GT32 <text:s text:c="18"/>= 0x4A, // <text:s text:c="7"/>10</text:span></text:p>
      <text:p text:style-name="P3"><text:span text:style-name="T7"><text:s text:c="2"/>opCP_GTF <text:s text:c="19"/>= 0x4B, // <text:s text:c="7"/>11</text:span></text:p>
      <text:p text:style-name="P3"><text:soft-page-break/><text:span text:style-name="T7">// <text:s text:c="19"/>CP_EQ <text:s text:c="17"/>011..</text:span></text:p>
      <text:p text:style-name="P3"><text:span text:style-name="T7"><text:s text:c="2"/>opCP_EQ8 <text:s text:c="19"/>= 0x4C, // <text:s text:c="7"/>00</text:span></text:p>
      <text:p text:style-name="P3"><text:span text:style-name="T7"><text:s text:c="2"/>opCP_EQ16 <text:s text:c="18"/>= 0x4D, // <text:s text:c="7"/>01</text:span></text:p>
      <text:p text:style-name="P3"><text:span text:style-name="T7"><text:s text:c="2"/>opCP_EQ32 <text:s text:c="18"/>= 0x4E, // <text:s text:c="7"/>10</text:span></text:p>
      <text:p text:style-name="P3"><text:span text:style-name="T7"><text:s text:c="2"/>opCP_EQF <text:s text:c="19"/>= 0x4F, // <text:s text:c="7"/>11</text:span></text:p>
      <text:p text:style-name="P3"><text:span text:style-name="T7">// <text:s text:c="19"/>CP_NEQ <text:s text:c="16"/>100..</text:span></text:p>
      <text:p text:style-name="P3"><text:span text:style-name="T7"><text:s text:c="2"/>opCP_NEQ8 <text:s text:c="18"/>= 0x50, // <text:s text:c="7"/>00</text:span></text:p>
      <text:p text:style-name="P3"><text:span text:style-name="T7"><text:s text:c="2"/>opCP_NEQ16 <text:s text:c="17"/>= 0x51, // <text:s text:c="7"/>01</text:span></text:p>
      <text:p text:style-name="P3"><text:span text:style-name="T7"><text:s text:c="2"/>opCP_NEQ32 <text:s text:c="17"/>= 0x52, // <text:s text:c="7"/>10</text:span></text:p>
      <text:p text:style-name="P3"><text:span text:style-name="T7"><text:s text:c="2"/>opCP_NEQF <text:s text:c="18"/>= 0x53, // <text:s text:c="7"/>11</text:span></text:p>
      <text:p text:style-name="P3"><text:span text:style-name="T7">// <text:s text:c="19"/>CP_LTEQ <text:s text:c="15"/>101..</text:span></text:p>
      <text:p text:style-name="P3"><text:span text:style-name="T7"><text:s text:c="2"/>opCP_LTEQ8 <text:s text:c="17"/>= 0x54, // <text:s text:c="7"/>00</text:span></text:p>
      <text:p text:style-name="P3"><text:span text:style-name="T7"><text:s text:c="2"/>opCP_LTEQ16 <text:s text:c="16"/>= 0x55, // <text:s text:c="7"/>01</text:span></text:p>
      <text:p text:style-name="P3"><text:span text:style-name="T7"><text:s text:c="2"/>opCP_LTEQ32 <text:s text:c="16"/>= 0x56, // <text:s text:c="7"/>10</text:span></text:p>
      <text:p text:style-name="P3"><text:span text:style-name="T7"><text:s text:c="2"/>opCP_LTEQF <text:s text:c="17"/>= 0x57, // <text:s text:c="7"/>11</text:span></text:p>
      <text:p text:style-name="P3"><text:span text:style-name="T7">// <text:s text:c="19"/>CP_GTEQ <text:s text:c="15"/>110..</text:span></text:p>
      <text:p text:style-name="P3"><text:span text:style-name="T7"><text:s text:c="2"/>opCP_GTEQ8 <text:s text:c="17"/>= 0x58, // <text:s text:c="7"/>00</text:span></text:p>
      <text:p text:style-name="P3"><text:span text:style-name="T7"><text:s text:c="2"/>opCP_GTEQ16 <text:s text:c="16"/>= 0x59, // <text:s text:c="7"/>01</text:span></text:p>
      <text:p text:style-name="P3"><text:span text:style-name="T7"><text:s text:c="2"/>opCP_GTEQ32 <text:s text:c="16"/>= 0x5A, // <text:s text:c="7"/>10</text:span></text:p>
      <text:p text:style-name="P3"><text:span text:style-name="T7"><text:s text:c="2"/>opCP_GTEQF <text:s text:c="17"/>= 0x5B, // <text:s text:c="7"/>11</text:span></text:p>
      <text:p text:style-name="P3"><text:span text:style-name="T7"></text:span></text:p>
      <text:p text:style-name="P3"><text:span text:style-name="T7">// <text:s/></text:span><text:span text:style-name="T13">SELECT</text:span></text:p>
      <text:p text:style-name="P3"><text:span text:style-name="T7">// <text:s text:c="7"/>SELECT <text:s text:c="25"/>010111..</text:span></text:p>
      <text:p text:style-name="P3"><text:span text:style-name="T7"><text:s text:c="2"/>opSELECT8 <text:s text:c="18"/>= 0x5C, // <text:s text:c="7"/>00</text:span></text:p>
      <text:p text:style-name="P3"><text:span text:style-name="T7"><text:s text:c="2"/>opSELECT16 <text:s text:c="17"/>= 0x5D, // <text:s text:c="7"/>01</text:span></text:p>
      <text:p text:style-name="P3"><text:span text:style-name="T7"><text:s text:c="2"/>opSELECT32 <text:s text:c="17"/>= 0x5E, // <text:s text:c="7"/>10</text:span></text:p>
      <text:p text:style-name="P3"><text:span text:style-name="T7"><text:s text:c="2"/>opSELECTF <text:s text:c="18"/>= 0x5F, // <text:s text:c="7"/>11</text:span></text:p>
      <text:p text:style-name="P3"><text:span text:style-name="T7"></text:span></text:p>
      <text:p text:style-name="P3"><text:span text:style-name="T7"></text:span></text:p>
      <text:p text:style-name="P3"><text:span text:style-name="T7">// <text:s/></text:span><text:span text:style-name="T14">VM</text:span></text:p>
      <text:p text:style-name="P3"><text:span text:style-name="T7"><text:s text:c="2"/>opSYSTEM <text:s text:c="19"/>= 0x60,</text:span></text:p>
      <text:p text:style-name="P3"><text:span text:style-name="T7"><text:s text:c="2"/>opPORT_CNV_OUTPUT <text:s text:c="10"/>= 0x61,</text:span></text:p>
      <text:p text:style-name="P3"><text:span text:style-name="T7"><text:s text:c="2"/>opPORT_CNV_INPUT <text:s text:c="11"/>= 0x62,</text:span></text:p>
      <text:p text:style-name="P3"><text:span text:style-name="T7"><text:s text:c="2"/>opNOTE_TO_FREQ <text:s text:c="13"/>= 0x63,</text:span></text:p>
      <text:p text:style-name="P3"><text:span text:style-name="T7"></text:span></text:p>
      <text:p text:style-name="P3"><text:span text:style-name="T7">// <text:s/></text:span><text:span text:style-name="T15">BRANCH</text:span></text:p>
      <text:p text:style-name="P3"><text:span text:style-name="T7">// <text:s text:c="7"/>BRANCH <text:s text:c="25"/>011000..</text:span></text:p>
      <text:p text:style-name="P3"><text:span text:style-name="T7"><text:s text:c="38"/>//? <text:s text:c="6"/>00</text:span></text:p>
      <text:p text:style-name="P3"><text:span text:style-name="T7"><text:s text:c="38"/>//? <text:s text:c="6"/>01</text:span></text:p>
      <text:p text:style-name="P3"><text:span text:style-name="T7"><text:s text:c="38"/>//? <text:s text:c="6"/>10</text:span></text:p>
      <text:p text:style-name="P3"><text:span text:style-name="T7"><text:s text:c="38"/>//? <text:s text:c="6"/>11</text:span></text:p>
      <text:p text:style-name="P3"><text:span text:style-name="T7">// <text:s text:c="19"/>JR_LT <text:s text:c="17"/>001..</text:span></text:p>
      <text:p text:style-name="P9"><text:s text:c="2"/>opJR_LT8 <text:s text:c="19"/>= 0x64, // <text:s text:c="7"/>00</text:p>
      <text:p text:style-name="P3"><text:span text:style-name="T7"><text:s text:c="2"/>opJR_LT16 <text:s text:c="18"/>= 0x65, // <text:s text:c="7"/>01</text:span></text:p>
      <text:p text:style-name="P3"><text:span text:style-name="T7"><text:s text:c="2"/>opJR_LT32 <text:s text:c="18"/>= 0x66, // <text:s text:c="7"/>10</text:span></text:p>
      <text:p text:style-name="P3"><text:span text:style-name="T7"><text:s text:c="2"/>opJR_LTF <text:s text:c="19"/>= 0x67, // <text:s text:c="7"/>11</text:span></text:p>
      <text:p text:style-name="P3"><text:span text:style-name="T7">// <text:s text:c="19"/>JR_GT <text:s text:c="17"/>010..</text:span></text:p>
      <text:p text:style-name="P3"><text:span text:style-name="T7"><text:s text:c="2"/>opJR_GT8 <text:s text:c="19"/>= 0x68, // <text:s text:c="7"/>00</text:span></text:p>
      <text:p text:style-name="P3"><text:span text:style-name="T7"><text:s text:c="2"/>opJR_GT16 <text:s text:c="18"/>= 0x69, // <text:s text:c="7"/>01</text:span></text:p>
      <text:p text:style-name="P3"><text:span text:style-name="T7"><text:s text:c="2"/>opJR_GT32 <text:s text:c="18"/>= 0x6A, // <text:s text:c="7"/>10</text:span></text:p>
      <text:p text:style-name="P3"><text:span text:style-name="T7"><text:s text:c="2"/>opJR_GTF <text:s text:c="19"/>= 0x6B, // <text:s text:c="7"/>11</text:span></text:p>
      <text:p text:style-name="P3"><text:span text:style-name="T7">// <text:s text:c="19"/>JR_EQ <text:s text:c="17"/>011..</text:span></text:p>
      <text:p text:style-name="P3"><text:span text:style-name="T7"><text:s text:c="2"/>opJR_EQ8 <text:s text:c="19"/>= 0x6C, // <text:s text:c="7"/>00</text:span></text:p>
      <text:p text:style-name="P3"><text:span text:style-name="T7"><text:s text:c="2"/>opJR_EQ16 <text:s text:c="18"/>= 0x6D, // <text:s text:c="7"/>01</text:span></text:p>
      <text:p text:style-name="P3"><text:span text:style-name="T7"><text:s text:c="2"/>opJR_EQ32 <text:s text:c="18"/>= 0x6E, // <text:s text:c="7"/>10</text:span></text:p>
      <text:p text:style-name="P3"><text:span text:style-name="T7"><text:s text:c="2"/>opJR_EQF <text:s text:c="19"/>= 0x6F, // <text:s text:c="7"/>11</text:span></text:p>
      <text:p text:style-name="P3"><text:soft-page-break/><text:span text:style-name="T7">// <text:s text:c="19"/>JR_NEQ <text:s text:c="16"/>100..</text:span></text:p>
      <text:p text:style-name="P3"><text:span text:style-name="T7"><text:s text:c="2"/>opJR_NEQ8 <text:s text:c="18"/>= 0x70, // <text:s text:c="7"/>00</text:span></text:p>
      <text:p text:style-name="P3"><text:span text:style-name="T7"><text:s text:c="2"/>opJR_NEQ16 <text:s text:c="17"/>= 0x71, // <text:s text:c="7"/>01</text:span></text:p>
      <text:p text:style-name="P3"><text:span text:style-name="T7"><text:s text:c="2"/>opJR_NEQ32 <text:s text:c="17"/>= 0x72, // <text:s text:c="7"/>10</text:span></text:p>
      <text:p text:style-name="P3"><text:span text:style-name="T7"><text:s text:c="2"/>opJR_NEQF <text:s text:c="18"/>= 0x73, // <text:s text:c="7"/>11</text:span></text:p>
      <text:p text:style-name="P3"><text:span text:style-name="T7">// <text:s text:c="19"/>JR_LTEQ <text:s text:c="15"/>101..</text:span></text:p>
      <text:p text:style-name="P3"><text:span text:style-name="T7"><text:s text:c="2"/>opJR_LTEQ8 <text:s text:c="17"/>= 0x74, // <text:s text:c="7"/>00</text:span></text:p>
      <text:p text:style-name="P3"><text:span text:style-name="T7"><text:s text:c="2"/>opJR_LTEQ16 <text:s text:c="16"/>= 0x75, // <text:s text:c="7"/>01</text:span></text:p>
      <text:p text:style-name="P3"><text:span text:style-name="T7"><text:s text:c="2"/>opJR_LTEQ32 <text:s text:c="16"/>= 0x76, // <text:s text:c="7"/>10</text:span></text:p>
      <text:p text:style-name="P3"><text:span text:style-name="T7"><text:s text:c="2"/>opJR_LTEQF <text:s text:c="17"/>= 0x77, // <text:s text:c="7"/>11</text:span></text:p>
      <text:p text:style-name="P3"><text:span text:style-name="T7">// <text:s text:c="19"/>JR_GTEQ <text:s text:c="15"/>110..</text:span></text:p>
      <text:p text:style-name="P3"><text:span text:style-name="T7"><text:s text:c="2"/>opJR_GTEQ8 <text:s text:c="17"/>= 0x78, // <text:s text:c="7"/>00</text:span></text:p>
      <text:p text:style-name="P3"><text:span text:style-name="T7"><text:s text:c="2"/>opJR_GTEQ16 <text:s text:c="16"/>= 0x79, // <text:s text:c="7"/>01</text:span></text:p>
      <text:p text:style-name="P3"><text:span text:style-name="T7"><text:s text:c="2"/>opJR_GTEQ32 <text:s text:c="16"/>= 0x7A, // <text:s text:c="7"/>10</text:span></text:p>
      <text:p text:style-name="P3"><text:span text:style-name="T7"><text:s text:c="2"/>opJR_GTEQF <text:s text:c="17"/>= 0x7B, // <text:s text:c="7"/>11</text:span></text:p>
      <text:p text:style-name="P3"><text:span text:style-name="T7"></text:span></text:p>
      <text:p text:style-name="P3"><text:span text:style-name="T7">// <text:s/></text:span><text:span text:style-name="T16">VM</text:span></text:p>
      <text:p text:style-name="P4"><text:span text:style-name="T7"><text:s text:c="2"/>opINFO <text:s text:c="21"/>= 0x7C, // <text:s/>01111100</text:span></text:p>
      <text:p text:style-name="P4"><text:span text:style-name="T7"><text:s text:c="2"/>opSTRINGS <text:s text:c="18"/>= 0x7D, // <text:s/>01111101</text:span></text:p>
      <text:p text:style-name="P3"><text:span text:style-name="T7"><text:s text:c="2"/>opMEMORY_WRITE <text:s text:c="13"/>= 0x7E, // <text:s/>01111110</text:span></text:p>
      <text:p text:style-name="P3"><text:span text:style-name="T7"><text:s text:c="2"/>opMEMORY_READ <text:s text:c="14"/>= 0x7F, // <text:s/>01111111</text:span></text:p>
      <text:p text:style-name="P3"><text:span text:style-name="T7"></text:span></text:p>
      <text:p text:style-name="P3"><text:span text:style-name="T7">// <text:s text:c="7"/>SYSTEM <text:s text:c="25"/>1.......</text:span></text:p>
      <text:p text:style-name="P3"><text:span text:style-name="T7"></text:span></text:p>
      <text:p text:style-name="P3"><text:span text:style-name="T7">// <text:s/></text:span><text:span text:style-name="T17">UI</text:span></text:p>
      <text:p text:style-name="P3"><text:span text:style-name="T7">// <text:s text:c="7"/>UI <text:s text:c="29"/>100000..</text:span></text:p>
      <text:p text:style-name="P9"><text:s text:c="2"/>opUI_FLUSH <text:s text:c="17"/>= 0x80, // <text:s text:c="7"/>00</text:p>
      <text:p text:style-name="P7"><text:span text:style-name="T7"><text:s text:c="2"/>opUI_READ <text:s text:c="18"/>= 0x81, // <text:s text:c="7"/>01</text:span></text:p>
      <text:p text:style-name="P9"><text:s text:c="2"/>opUI_WRITE <text:s text:c="17"/>= 0x82, // <text:s text:c="7"/>10</text:p>
      <text:p text:style-name="P4"><text:span text:style-name="T7"><text:s text:c="2"/>opUI_BUTTON <text:s text:c="16"/>= 0x83, // <text:s text:c="7"/>11</text:span></text:p>
      <text:p text:style-name="P9"><text:s text:c="2"/>opUI_DRAW <text:s text:c="18"/>= 0x84, // <text:s/>10000100</text:p>
      <text:p text:style-name="P3"><text:span text:style-name="T7"></text:span></text:p>
      <text:p text:style-name="P3"><text:span text:style-name="T7">// <text:s/></text:span><text:span text:style-name="T18">TI</text:span><text:span text:style-name="T19">ME</text:span><text:span text:style-name="T18">R</text:span></text:p>
      <text:p text:style-name="P9"><text:s text:c="2"/>opTIMER_WAIT <text:s text:c="15"/>= 0x85, // <text:s/>10000101</text:p>
      <text:p text:style-name="P9"><text:s text:c="2"/>opTIMER_READY <text:s text:c="14"/>= 0x86, // <text:s/>10000110</text:p>
      <text:p text:style-name="P9"><text:s text:c="2"/>opTIMER_READ <text:s text:c="15"/>= 0x87, // <text:s/>10000111</text:p>
      <text:p text:style-name="P3"><text:span text:style-name="T7"></text:span></text:p>
      <text:p text:style-name="P3"><text:span text:style-name="T7">// <text:s/></text:span><text:span text:style-name="T20">VM</text:span></text:p>
      <text:p text:style-name="P3"><text:span text:style-name="T7">// <text:s text:c="7"/>BREAKPOINT <text:s text:c="21"/>10001...</text:span></text:p>
      <text:p text:style-name="P3"><text:span text:style-name="T7"><text:s text:c="2"/>opBP0 <text:s text:c="22"/>= 0x88, // <text:s text:c="6"/>000</text:span></text:p>
      <text:p text:style-name="P3"><text:span text:style-name="T7"><text:s text:c="2"/>opBP1 <text:s text:c="22"/>= 0x89, // <text:s text:c="6"/>001</text:span></text:p>
      <text:p text:style-name="P3"><text:span text:style-name="T7"><text:s text:c="2"/>opBP2 <text:s text:c="22"/>= 0x8A, // <text:s text:c="6"/>010</text:span></text:p>
      <text:p text:style-name="P3"><text:span text:style-name="T7"><text:s text:c="2"/>opBP3 <text:s text:c="22"/>= 0x8B, // <text:s text:c="6"/>011</text:span></text:p>
      <text:p text:style-name="P3"><text:span text:style-name="T7"><text:s text:c="2"/>opBP_SET <text:s text:c="19"/>= 0x8C, // <text:s/>10001100</text:span></text:p>
      <text:p text:style-name="P3"><text:span text:style-name="T7"><text:s text:c="2"/>opMATH <text:s text:c="21"/>= 0x8D, // <text:s/>10001101</text:span></text:p>
      <text:p text:style-name="P3"><text:span text:style-name="T7"><text:s text:c="2"/>opRANDOM <text:s text:c="19"/>= 0x8E, // <text:s/>10001110</text:span></text:p>
      <text:p text:style-name="P3"><text:span text:style-name="T7"></text:span></text:p>
      <text:p text:style-name="P3"><text:span text:style-name="T7">// <text:s/></text:span><text:span text:style-name="T21">TIMER</text:span></text:p>
      <text:p text:style-name="P3"><text:span text:style-name="T7"><text:s text:c="2"/>opTIMER_READ_US <text:s text:c="12"/>= 0x8F, // <text:s/>10001111</text:span></text:p>
      <text:p text:style-name="P3"><text:span text:style-name="T7"></text:span></text:p>
      <text:p text:style-name="P3"><text:span text:style-name="T7">// <text:s/></text:span><text:span text:style-name="T21">UI</text:span></text:p>
      <text:p text:style-name="P3"><text:span text:style-name="T7"><text:s text:c="2"/>opKEEP_ALIVE <text:s text:c="15"/>= 0x90, // <text:s/>10010000</text:span></text:p>
      <text:p text:style-name="P3"><text:span text:style-name="T7"></text:span></text:p>
      <text:p text:style-name="P3"><text:span text:style-name="T7">// <text:s/></text:span><text:span text:style-name="T21">COM</text:span></text:p>
      <text:p text:style-name="P3"><text:span text:style-name="T7">// <text:s text:c="39"/>100100</text:span></text:p>
      <text:p text:style-name="P3"><text:span text:style-name="T7"><text:s text:c="2"/>opCOM_READ <text:s text:c="17"/>= 0x91, // <text:s text:c="7"/>01</text:span></text:p>
      <text:p text:style-name="P3"><text:soft-page-break/><text:span text:style-name="T7"><text:s text:c="2"/>opCOM_WRITE <text:s text:c="16"/>= 0x92, // <text:s text:c="7"/>10</text:span></text:p>
      <text:p text:style-name="P3"><text:span text:style-name="T7"></text:span></text:p>
      <text:p text:style-name="P3"><text:span text:style-name="T7">// <text:s/></text:span><text:span text:style-name="T22">SOUND</text:span></text:p>
      <text:p text:style-name="P3"><text:span text:style-name="T7">// <text:s text:c="39"/>100101</text:span></text:p>
      <text:p text:style-name="P10"><text:s text:c="2"/>opSOUND <text:s text:c="20"/>= 0x94, // <text:s text:c="7"/>00</text:p>
      <text:p text:style-name="P9"><text:s text:c="2"/>opSOUND_TEST <text:s text:c="15"/>= 0x95, // <text:s text:c="7"/>01</text:p>
      <text:p text:style-name="P10"><text:s text:c="2"/>opSOUND_READY <text:s text:c="14"/>= 0x96, // <text:s text:c="7"/>10</text:p>
      <text:p text:style-name="P3"><text:span text:style-name="T7"></text:span></text:p>
      <text:p text:style-name="P3"><text:span text:style-name="T7">// </text:span><text:span text:style-name="T23">INPUT</text:span></text:p>
      <text:p text:style-name="P3"><text:span text:style-name="T7">//</text:span></text:p>
      <text:p text:style-name="P3"><text:span text:style-name="T7"><text:s text:c="2"/>opINPUT_SAMPLE <text:s text:c="13"/>= 0x97, // <text:s/>10010111</text:span></text:p>
      <text:p text:style-name="P3"><text:span text:style-name="T7"></text:span></text:p>
      <text:p text:style-name="P3"><text:span text:style-name="T7">// <text:s text:c="39"/>10011...</text:span></text:p>
      <text:p text:style-name="P9"><text:s text:c="2"/>opINPUT_DEVICE_LIST <text:s text:c="8"/>= 0x98, // <text:s text:c="6"/>000</text:p>
      <text:p text:style-name="P10"><text:s text:c="2"/>opINPUT_DEVICE <text:s text:c="13"/>= 0x99, // <text:s text:c="6"/>001</text:p>
      <text:p text:style-name="P4"><text:span text:style-name="T7"><text:s text:c="2"/>opINPUT_READ <text:s text:c="15"/>= 0x9A, // <text:s text:c="6"/>010</text:span></text:p>
      <text:p text:style-name="P3"><text:span text:style-name="T7"><text:s text:c="2"/>opINPUT_TEST <text:s text:c="15"/>= 0x9B, // <text:s text:c="6"/>011</text:span></text:p>
      <text:p text:style-name="P9"><text:s text:c="2"/>opINPUT_READY <text:s text:c="14"/>= 0x9C, // <text:s text:c="6"/>100</text:p>
      <text:p text:style-name="P10"><text:s text:c="2"/>opINPUT_READSI <text:s text:c="13"/>= 0x9D, // <text:s text:c="6"/>101</text:p>
      <text:p text:style-name="P3"><text:span text:style-name="T7"><text:s text:c="2"/>opINPUT_READEXT <text:s text:c="12"/>= 0x9E, // <text:s text:c="6"/>110</text:span></text:p>
      <text:p text:style-name="P3"><text:span text:style-name="T7"><text:s text:c="2"/>opINPUT_WRITE <text:s text:c="14"/>= 0x9F, // <text:s text:c="6"/>111</text:span></text:p>
      <text:p text:style-name="P3"><text:span text:style-name="T7">// <text:s/></text:span><text:span text:style-name="T24">OUTPUT</text:span></text:p>
      <text:p text:style-name="P3"><text:span text:style-name="T7">// <text:s text:c="39"/>101.....</text:span></text:p>
      <text:p text:style-name="P3"><text:span text:style-name="T7"><text:s text:c="2"/>opOUTPUT_GET_TYPE <text:s text:c="10"/>= 0xA0, // <text:s text:c="4"/>00000</text:span></text:p>
      <text:p text:style-name="P9"><text:s text:c="2"/>opOUTPUT_SET_TYPE <text:s text:c="10"/>= 0xA1, // <text:s text:c="4"/>00001</text:p>
      <text:p text:style-name="P9"><text:s text:c="2"/>opOUTPUT_RESET <text:s text:c="13"/>= 0xA2, // <text:s text:c="4"/>00010</text:p>
      <text:p text:style-name="P10"><text:s text:c="2"/>opOUTPUT_STOP <text:s text:c="14"/>= 0xA3, // <text:s text:c="4"/>00011</text:p>
      <text:p text:style-name="P10"><text:s text:c="2"/>opOUTPUT_POWER <text:s text:c="13"/>= 0xA4, // <text:s text:c="4"/>00100</text:p>
      <text:p text:style-name="P9"><text:s text:c="2"/>opOUTPUT_SPEED <text:s text:c="13"/>= 0xA5, // <text:s text:c="4"/>00101</text:p>
      <text:p text:style-name="P10"><text:s text:c="2"/>opOUTPUT_START <text:s text:c="13"/>= 0xA6, // <text:s text:c="4"/>00110</text:p>
      <text:p text:style-name="P9"><text:s text:c="2"/>opOUTPUT_POLARITY <text:s text:c="10"/>= 0xA7, // <text:s text:c="4"/>00111</text:p>
      <text:p text:style-name="P9"><text:s text:c="2"/>opOUTPUT_READ <text:s text:c="14"/>= 0xA8, // <text:s text:c="4"/>01000</text:p>
      <text:p text:style-name="P10"><text:s text:c="2"/>opOUTPUT_TEST <text:s text:c="14"/>= 0xA9, // <text:s text:c="4"/>01001</text:p>
      <text:p text:style-name="P9"><text:s text:c="2"/>opOUTPUT_READY <text:s text:c="13"/>= 0xAA, // <text:s text:c="4"/>01010</text:p>
      <text:p text:style-name="P3"><text:span text:style-name="T7"><text:s text:c="2"/>opOUTPUT_POSITION <text:s text:c="10"/>= 0xAB, // <text:s text:c="4"/>01011</text:span></text:p>
      <text:p text:style-name="P9"><text:s text:c="2"/>opOUTPUT_STEP_POWER <text:s text:c="8"/>= 0xAC, // <text:s text:c="4"/>01100</text:p>
      <text:p text:style-name="P4"><text:span text:style-name="T7"><text:s text:c="2"/>opOUTPUT_TIME_POWER <text:s text:c="8"/>= 0xAD, // <text:s text:c="4"/>01101</text:span></text:p>
      <text:p text:style-name="P10"><text:s text:c="2"/>opOUTPUT_STEP_SPEED <text:s text:c="8"/>= 0xAE, // <text:s text:c="4"/>01110</text:p>
      <text:p text:style-name="P9"><text:s text:c="2"/>opOUTPUT_TIME_SPEED <text:s text:c="8"/>= 0xAF, // <text:s text:c="4"/>01111</text:p>
      <text:p text:style-name="P4"><text:span text:style-name="T7"></text:span></text:p>
      <text:p text:style-name="P9"><text:s text:c="2"/>opOUTPUT_STEP_SYNC <text:s text:c="9"/>= 0xB0, // <text:s text:c="4"/>10000</text:p>
      <text:p text:style-name="P9"><text:s text:c="2"/>opOUTPUT_TIME_SYNC <text:s text:c="9"/>= 0xB1, // <text:s text:c="4"/>10001</text:p>
      <text:p text:style-name="P10"><text:s text:c="2"/>opOUTPUT_CLR_COUNT <text:s text:c="9"/>= 0xB2, // <text:s text:c="4"/>10010</text:p>
      <text:p text:style-name="P10"><text:s text:c="2"/>opOUTPUT_GET_COUNT <text:s text:c="9"/>= 0xB3, // <text:s text:c="4"/>10011</text:p>
      <text:p text:style-name="P3"><text:span text:style-name="T7"></text:span></text:p>
      <text:p text:style-name="P3"><text:span text:style-name="T7"><text:s text:c="2"/>opOUTPUT_PRG_STOP <text:s text:c="10"/>= 0xB4, // <text:s text:c="4"/>10100</text:span></text:p>
      <text:p text:style-name="P3"><text:span text:style-name="T7"></text:span></text:p>
      <text:p text:style-name="P3"><text:span text:style-name="T7">// <text:s/></text:span></text:p>
      <text:p text:style-name="P3"><text:span text:style-name="T7"><text:s text:c="2"/>opFILE <text:s text:c="21"/>= 0xC0, // <text:s text:c="6"/>000</text:span></text:p>
      <text:p text:style-name="P3"><text:span text:style-name="T7"><text:s text:c="2"/>opARRAY <text:s text:c="20"/>= 0xC1, // <text:s text:c="6"/>001</text:span></text:p>
      <text:p text:style-name="P3"><text:span text:style-name="T7"><text:s text:c="2"/>opARRAY_WRITE <text:s text:c="14"/>= 0xC2, // <text:s text:c="6"/>010</text:span></text:p>
      <text:p text:style-name="P3"><text:span text:style-name="T7"><text:s text:c="2"/>opARRAY_READ <text:s text:c="15"/>= 0xC3, // <text:s text:c="6"/>011</text:span></text:p>
      <text:p text:style-name="P3"><text:span text:style-name="T7"><text:s text:c="2"/>opARRAY_APPEND <text:s text:c="13"/>= 0xC4, // <text:s text:c="6"/>100</text:span></text:p>
      <text:p text:style-name="P3"><text:span text:style-name="T7"><text:s text:c="2"/>opMEMORY_USAGE <text:s text:c="13"/>= 0xC5, // <text:s text:c="6"/>101</text:span></text:p>
      <text:p text:style-name="P3"><text:span text:style-name="T7"><text:s text:c="2"/>opFILENAME <text:s text:c="17"/>= 0xC6, // <text:s text:c="6"/>110</text:span></text:p>
      <text:p text:style-name="P3"><text:span text:style-name="T7"></text:span></text:p>
      <text:p text:style-name="P3"><text:soft-page-break/><text:span text:style-name="T7">// <text:s/></text:span><text:span text:style-name="T8">READ</text:span></text:p>
      <text:p text:style-name="P3"><text:span text:style-name="T7"><text:s text:c="2"/>opREAD8 <text:s text:c="20"/>= 0xC8, // <text:s text:c="7"/>00</text:span></text:p>
      <text:p text:style-name="P3"><text:span text:style-name="T7"><text:s text:c="2"/>opREAD16 <text:s text:c="19"/>= 0xC9, // <text:s text:c="7"/>01</text:span></text:p>
      <text:p text:style-name="P3"><text:span text:style-name="T7"><text:s text:c="2"/>opREAD32 <text:s text:c="19"/>= 0xCA, // <text:s text:c="7"/>10</text:span></text:p>
      <text:p text:style-name="P3"><text:span text:style-name="T7"><text:s text:c="2"/>opREADF <text:s text:c="20"/>= 0xCB, // <text:s text:c="7"/>11</text:span></text:p>
      <text:p text:style-name="P3"><text:span text:style-name="T7"></text:span></text:p>
      <text:p text:style-name="P3"><text:span text:style-name="T7">// <text:s/>WRITE</text:span></text:p>
      <text:p text:style-name="P3"><text:span text:style-name="T7"><text:s text:c="2"/>opWRITE8 <text:s text:c="19"/>= 0xCC, // <text:s text:c="7"/>00</text:span></text:p>
      <text:p text:style-name="P3"><text:span text:style-name="T7"><text:s text:c="2"/>opWRITE16 <text:s text:c="18"/>= 0xCD, // <text:s text:c="7"/>01</text:span></text:p>
      <text:p text:style-name="P3"><text:span text:style-name="T7"><text:s text:c="2"/>opWRITE32 <text:s text:c="18"/>= 0xCE, // <text:s text:c="7"/>10</text:span></text:p>
      <text:p text:style-name="P3"><text:span text:style-name="T7"><text:s text:c="2"/>opWRITEF <text:s text:c="19"/>= 0xCF, // <text:s text:c="7"/>11</text:span></text:p>
      <text:p text:style-name="P3"><text:span text:style-name="T7"></text:span></text:p>
      <text:p text:style-name="P3"><text:span text:style-name="T7">// <text:s/>COM</text:span></text:p>
      <text:p text:style-name="P3"><text:span text:style-name="T7"><text:s text:c="2"/>opCOM_READY <text:s text:c="16"/>= 0xD0, // <text:s text:c="6"/>000</text:span></text:p>
      <text:p text:style-name="P3"><text:span text:style-name="T7"><text:s text:c="2"/>opCOM_READDATA <text:s text:c="13"/>= 0xD1, // <text:s text:c="6"/>001</text:span></text:p>
      <text:p text:style-name="P3"><text:span text:style-name="T7"><text:s text:c="2"/>opCOM_WRITEDATA <text:s text:c="12"/>= 0xD2, // <text:s text:c="6"/>010</text:span></text:p>
      <text:p text:style-name="P10"><text:s text:c="2"/>opCOM_GET <text:s text:c="18"/>= 0xD3, // <text:s text:c="6"/>011</text:p>
      <text:p text:style-name="P10"><text:s text:c="2"/>opCOM_SET <text:s text:c="18"/>= 0xD4, // <text:s text:c="6"/>100</text:p>
      <text:p text:style-name="P3"><text:span text:style-name="T7"><text:s text:c="2"/>opCOM_TEST <text:s text:c="17"/>= 0xD5, // <text:s text:c="6"/>101</text:span></text:p>
      <text:p text:style-name="P3"><text:span text:style-name="T7"><text:s text:c="2"/>opCOM_REMOVE <text:s text:c="15"/>= 0xD6, // <text:s text:c="6"/>110</text:span></text:p>
      <text:p text:style-name="P3"><text:span text:style-name="T7"><text:s text:c="2"/>opCOM_WRITEFILE <text:s text:c="12"/>= 0xD7, // <text:s text:c="6"/>111</text:span></text:p>
      <text:p text:style-name="P3"><text:span text:style-name="T7"></text:span></text:p>
      <text:p text:style-name="P4"><text:span text:style-name="T7"><text:s text:c="2"/>opMAILBOX_OPEN <text:s text:c="13"/>= 0xD8, // <text:s text:c="6"/>000</text:span></text:p>
      <text:p text:style-name="P10"><text:s text:c="2"/>opMAILBOX_WRITE <text:s text:c="12"/>= 0xD9, // <text:s text:c="6"/>001</text:p>
      <text:p text:style-name="P4"><text:span text:style-name="T7"><text:s text:c="2"/>opMAILBOX_READ <text:s text:c="13"/>= 0xDA, // <text:s text:c="6"/>010</text:span></text:p>
      <text:p text:style-name="P4"><text:span text:style-name="T7"><text:s text:c="2"/>opMAILBOX_TEST <text:s text:c="13"/>= 0xDB, // <text:s text:c="6"/>011</text:span></text:p>
      <text:p text:style-name="P4"><text:span text:style-name="T7"><text:s text:c="2"/>opMAILBOX_READY <text:s text:c="12"/>= 0xDC, // <text:s text:c="6"/>100</text:span></text:p>
      <text:p text:style-name="P5"><text:span text:style-name="T7"><text:s text:c="2"/>opMAILBOX_CLOSE <text:s text:c="12"/>= 0xDD, // <text:s text:c="6"/>1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2:17:34.521641827</meta:creation-date>
    <meta:generator>LibreOffice/4.2.8.2$Linux_X86_64 LibreOffice_project/420m0$Build-2</meta:generator>
    <dc:date>2015-12-11T13:01:34.529826528</dc:date>
    <meta:editing-duration>PT43M11S</meta:editing-duration>
    <meta:editing-cycles>42</meta:editing-cycles>
    <meta:document-statistic meta:table-count="0" meta:image-count="0" meta:object-count="0" meta:page-count="6" meta:paragraph-count="306" meta:word-count="1213" meta:character-count="13007" meta:non-whitespace-character-count="5172"/>
  </office:meta>
</office:document-meta>
</file>